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a2d3" officeooo:paragraph-rsid="001aa2d3"/>
    </style:style>
    <style:style style:name="P2" style:family="paragraph" style:parent-style-name="Standard">
      <style:text-properties officeooo:rsid="001c7a5d" officeooo:paragraph-rsid="001c7a5d"/>
    </style:style>
    <style:style style:name="P3" style:family="paragraph" style:parent-style-name="Standard">
      <style:text-properties officeooo:rsid="001c7a5d" officeooo:paragraph-rsid="001c7a5d"/>
    </style:style>
    <style:style style:name="P4" style:family="paragraph" style:parent-style-name="Standard">
      <style:text-properties officeooo:rsid="001ccf04" officeooo:paragraph-rsid="001ccf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Igor Moreira Pádua <text:tab/><text:tab/>Matricula:202009567</text:p>
      <text:p text:style-name="P1"/>
      <text:p text:style-name="P1">1.</text:p>
      <text:p text:style-name="P1">import java.io.*;</text:p>
      <text:p text:style-name="P1"/>
      <text:p text:style-name="P1">public class Exercicio1 {</text:p>
      <text:p text:style-name="P1"><text:tab/>public static void main(String[] args) {</text:p>
      <text:p text:style-name="P1"><text:tab/><text:tab/>Funcionario[] funcionarios = new Funcionario[200];</text:p>
      <text:p text:style-name="P1"><text:tab/><text:tab/><text:tab/>try {</text:p>
      <text:p text:style-name="P1"><text:tab/><text:tab/><text:tab/>InputStream arquivo = new FileInputStream("11-1 - funcionarios.txt");</text:p>
      <text:p text:style-name="P1"><text:tab/><text:tab/><text:tab/>InputStreamReader input = new InputStreamReader(arquivo);</text:p>
      <text:p text:style-name="P1"><text:tab/><text:tab/><text:tab/>BufferedReader br = new BufferedReader(input);</text:p>
      <text:p text:style-name="P1"/>
      <text:p text:style-name="P1"><text:tab/><text:tab/><text:tab/>double impostoMasculino = 0, impostoFeminino = 0, impostoTotal;</text:p>
      <text:p text:style-name="P1"><text:tab/><text:tab/><text:tab/></text:p>
      <text:p text:style-name="P1"><text:tab/><text:tab/><text:tab/>String linha = br.readLine();</text:p>
      <text:p text:style-name="P1"><text:tab/><text:tab/></text:p>
      <text:p text:style-name="P1"><text:tab/><text:tab/><text:tab/>int i = 0;</text:p>
      <text:p text:style-name="P1"><text:tab/><text:tab/><text:tab/>while (linha != null) {</text:p>
      <text:p text:style-name="P1"><text:tab/><text:tab/><text:tab/><text:tab/>String[] campos = linha.split("#");</text:p>
      <text:p text:style-name="P1"><text:tab/><text:tab/><text:tab/><text:tab/></text:p>
      <text:p text:style-name="P1"><text:tab/><text:tab/><text:tab/><text:tab/>funcionarios[i] = new Funcionario(campos[0], campos[1].charAt(0), Double.parseDouble(campos[2]), Integer.parseInt(campos[3]));</text:p>
      <text:p text:style-name="P1"/>
      <text:p text:style-name="P1"><text:tab/><text:tab/><text:tab/><text:tab/>if (Character.compare('F', funcionarios[i].sexo) == 0) {</text:p>
      <text:p text:style-name="P1"><text:tab/><text:tab/><text:tab/><text:tab/><text:tab/>impostoFeminino += funcionarios[i].impostoRenda();<text:tab/><text:tab/></text:p>
      <text:p text:style-name="P1"><text:tab/><text:tab/><text:tab/><text:tab/>} else {</text:p>
      <text:p text:style-name="P1"><text:tab/><text:tab/><text:tab/><text:tab/><text:tab/>impostoMasculino += funcionarios[i].impostoRenda();</text:p>
      <text:p text:style-name="P1"><text:tab/><text:tab/><text:tab/><text:tab/>}</text:p>
      <text:p text:style-name="P1"><text:tab/><text:tab/><text:tab/><text:tab/>i++;</text:p>
      <text:p text:style-name="P1"><text:tab/><text:tab/><text:tab/><text:tab/>linha = br.readLine();</text:p>
      <text:p text:style-name="P1"><text:tab/><text:tab/><text:tab/>}</text:p>
      <text:p text:style-name="P1"/>
      <text:p text:style-name="P1"><text:tab/><text:tab/><text:tab/>br.close();</text:p>
      <text:p text:style-name="P1"/>
      <text:p text:style-name="P1"><text:tab/><text:tab/><text:tab/>impostoTotal = impostoMasculino + impostoFeminino;</text:p>
      <text:p text:style-name="P1"><text:tab/><text:tab/><text:tab/>System.out.format("Imposto total masculino: %.2f\n", impostoMasculino);</text:p>
      <text:p text:style-name="P1"><text:tab/><text:tab/><text:tab/>System.out.format("Imposto total feminino: %.2f\n", impostoFeminino);</text:p>
      <text:p text:style-name="P1"><text:tab/><text:tab/><text:tab/>System.out.format("Imposto total: %.2f\n", impostoTotal);</text:p>
      <text:p text:style-name="P1"/>
      <text:p text:style-name="P1"><text:tab/><text:tab/>} catch(Exception e){</text:p>
      <text:p text:style-name="P1"><text:tab/><text:tab/><text:tab/>System.out.println("Arquivo não existe");</text:p>
      <text:p text:style-name="P1"><text:tab/><text:tab/>}<text:tab/></text:p>
      <text:p text:style-name="P1"><text:tab/>}</text:p>
      <text:p text:style-name="P1">}</text:p>
      <text:p text:style-name="P1"/>
      <text:p text:style-name="P2">2.</text:p>
      <text:p text:style-name="P2"><text:soft-page-break/>import java.io.*;</text:p>
      <text:p text:style-name="P2"/>
      <text:p text:style-name="P2">public class Exercicio2 {</text:p>
      <text:p text:style-name="P2"><text:tab/>public static void main(String[] args) {</text:p>
      <text:p text:style-name="P2"><text:tab/><text:tab/>Funcionario[] funcionarios = new Funcionario[200];</text:p>
      <text:p text:style-name="P2"><text:tab/><text:tab/>try {</text:p>
      <text:p text:style-name="P2"><text:tab/><text:tab/><text:tab/>// Leitura</text:p>
      <text:p text:style-name="P2"><text:tab/><text:tab/><text:tab/>InputStream arquivo = new FileInputStream("11-1 - funcionarios.txt");</text:p>
      <text:p text:style-name="P2"><text:tab/><text:tab/><text:tab/>InputStreamReader input = new InputStreamReader(arquivo);</text:p>
      <text:p text:style-name="P2"><text:tab/><text:tab/><text:tab/>BufferedReader br = new BufferedReader(input);</text:p>
      <text:p text:style-name="P2"><text:tab/><text:tab/><text:tab/>//Escrita<text:tab/></text:p>
      <text:p text:style-name="P2"><text:tab/><text:tab/><text:tab/>FileOutputStream arquivo1 = new FileOutputStream("11-1 - funcionarios - Copia.txt");</text:p>
      <text:p text:style-name="P2"><text:tab/><text:tab/><text:tab/>PrintWriter pr = new PrintWriter(arquivo1);</text:p>
      <text:p text:style-name="P2"/>
      <text:p text:style-name="P2"><text:tab/><text:tab/><text:tab/>String linha = br.readLine();</text:p>
      <text:p text:style-name="P2"/>
      <text:p text:style-name="P2"><text:tab/><text:tab/><text:tab/>while (linha != null) {</text:p>
      <text:p text:style-name="P2"><text:tab/><text:tab/><text:tab/><text:tab/>pr.println(linha);</text:p>
      <text:p text:style-name="P2"><text:tab/><text:tab/><text:tab/><text:tab/>linha = br.readLine();</text:p>
      <text:p text:style-name="P2"><text:tab/><text:tab/><text:tab/>}</text:p>
      <text:p text:style-name="P2"/>
      <text:p text:style-name="P2"><text:tab/><text:tab/><text:tab/>br.close();</text:p>
      <text:p text:style-name="P2"><text:tab/><text:tab/><text:tab/>pr.close();</text:p>
      <text:p text:style-name="P2"><text:tab/><text:tab/><text:tab/>arquivo1.close();</text:p>
      <text:p text:style-name="P2"><text:tab/><text:tab/><text:tab/>arquivo.close();</text:p>
      <text:p text:style-name="P2"/>
      <text:p text:style-name="P2"><text:tab/><text:tab/><text:tab/>arquivo = new FileInputStream("11-1 - funcionarios - Copia.txt");</text:p>
      <text:p text:style-name="P2"><text:tab/><text:tab/><text:tab/>input = new InputStreamReader(arquivo);</text:p>
      <text:p text:style-name="P2"><text:tab/><text:tab/><text:tab/>br = new BufferedReader(input);</text:p>
      <text:p text:style-name="P2"/>
      <text:p text:style-name="P2"><text:tab/><text:tab/><text:tab/>double impostoMasculino = 0, impostoFeminino = 0, impostoTotal;</text:p>
      <text:p text:style-name="P2"/>
      <text:p text:style-name="P2"><text:tab/><text:tab/><text:tab/>int i = 0;</text:p>
      <text:p text:style-name="P2"><text:tab/><text:tab/><text:tab/>linha = br.readLine();</text:p>
      <text:p text:style-name="P2"><text:tab/><text:tab/><text:tab/>while (linha != null) {</text:p>
      <text:p text:style-name="P2"><text:tab/><text:tab/><text:tab/><text:tab/>String[] campos = linha.split("#");</text:p>
      <text:p text:style-name="P2"/>
      <text:p text:style-name="P2"><text:tab/><text:tab/><text:tab/><text:tab/>funcionarios[i] = new Funcionario(campos[0], campos[1].charAt(0), Double.parseDouble(campos[2]), Integer.parseInt(campos[3]));</text:p>
      <text:p text:style-name="P2"/>
      <text:p text:style-name="P2"><text:tab/><text:tab/><text:tab/><text:tab/>if (Character.compare('F', funcionarios[i].sexo) == 0) {</text:p>
      <text:p text:style-name="P2"><text:tab/><text:tab/><text:tab/><text:tab/><text:tab/>impostoFeminino += funcionarios[i].impostoRenda();</text:p>
      <text:p text:style-name="P2"><text:tab/><text:tab/><text:tab/><text:tab/>} else {</text:p>
      <text:p text:style-name="P2"><text:tab/><text:tab/><text:tab/><text:tab/><text:tab/>impostoMasculino += funcionarios[i].impostoRenda();</text:p>
      <text:p text:style-name="P2"><text:tab/><text:tab/><text:tab/><text:tab/>}</text:p>
      <text:p text:style-name="P2"><text:tab/><text:tab/><text:tab/><text:tab/>i++;</text:p>
      <text:p text:style-name="P2"><text:tab/><text:tab/><text:tab/><text:tab/>linha = br.readLine();</text:p>
      <text:p text:style-name="P2"><text:soft-page-break/><text:tab/><text:tab/><text:tab/>}</text:p>
      <text:p text:style-name="P2"/>
      <text:p text:style-name="P2"><text:tab/><text:tab/><text:tab/>br.close();</text:p>
      <text:p text:style-name="P2"><text:tab/><text:tab/><text:tab/>arquivo.close();</text:p>
      <text:p text:style-name="P2"/>
      <text:p text:style-name="P2"><text:tab/><text:tab/><text:tab/>impostoTotal = impostoMasculino + impostoFeminino;</text:p>
      <text:p text:style-name="P2"><text:tab/><text:tab/><text:tab/>System.out.format("Imposto total masculino: %.2f\n", impostoMasculino);</text:p>
      <text:p text:style-name="P2"><text:tab/><text:tab/><text:tab/>System.out.format("Imposto total feminino: %.2f\n", impostoFeminino);</text:p>
      <text:p text:style-name="P2"><text:tab/><text:tab/><text:tab/>System.out.format("Imposto total: %.2f\n", impostoTotal);</text:p>
      <text:p text:style-name="P2"/>
      <text:p text:style-name="P2"><text:tab/><text:tab/>} catch(Exception e){</text:p>
      <text:p text:style-name="P2"><text:tab/><text:tab/><text:tab/>System.out.println("Arquivo não existe");</text:p>
      <text:p text:style-name="P2"><text:tab/><text:tab/>}<text:tab/></text:p>
      <text:p text:style-name="P2"><text:tab/>}</text:p>
      <text:p text:style-name="P2">}</text:p>
      <text:p text:style-name="P2"/>
      <text:p text:style-name="P4">3.</text:p>
      <text:p text:style-name="P4"/>
      <text:p text:style-name="P4">public class Pessoa{</text:p>
      <text:p text:style-name="P4"><text:tab/>String nome;</text:p>
      <text:p text:style-name="P4"><text:tab/>double salario;</text:p>
      <text:p text:style-name="P4"><text:tab/>int dependentes;</text:p>
      <text:p text:style-name="P4"><text:tab/>int idade;</text:p>
      <text:p text:style-name="P4"/>
      <text:p text:style-name="P4"><text:tab/>Pessoa(String nome, double salario, int dependentes, int idade) {</text:p>
      <text:p text:style-name="P4"><text:tab/><text:tab/>this.nome = nome;</text:p>
      <text:p text:style-name="P4"><text:tab/><text:tab/>this.salario = salario;</text:p>
      <text:p text:style-name="P4"><text:tab/><text:tab/>this.dependentes = dependentes;</text:p>
      <text:p text:style-name="P4"><text:tab/><text:tab/>this.idade = idade;</text:p>
      <text:p text:style-name="P4"><text:tab/>}</text:p>
      <text:p text:style-name="P4"/>
      <text:p text:style-name="P4"><text:tab/>public double calculaImposto() {</text:p>
      <text:p text:style-name="P4"><text:tab/><text:tab/>double reducaoDep = 179.71 * dependentes;</text:p>
      <text:p text:style-name="P4"><text:tab/><text:tab/>double imposto;</text:p>
      <text:p text:style-name="P4"><text:tab/><text:tab/>if (idade &gt;= 65 || salario &lt;= 1787.77)</text:p>
      <text:p text:style-name="P4"><text:tab/><text:tab/><text:tab/>return 0;</text:p>
      <text:p text:style-name="P4"><text:tab/><text:tab/>else if (salario &lt;= 2679.29) {</text:p>
      <text:p text:style-name="P4"><text:tab/><text:tab/><text:tab/>imposto = (salario * 7.5 / 100 - 134.08) - reducaoDep;</text:p>
      <text:p text:style-name="P4"><text:tab/><text:tab/><text:tab/>return imposto &gt; 0 ? imposto : 0;</text:p>
      <text:p text:style-name="P4"><text:tab/><text:tab/>} else if (salario &lt;= 3572.43) {</text:p>
      <text:p text:style-name="P4"><text:tab/><text:tab/><text:tab/>imposto = (salario * 15 / 100 - 335.03) - reducaoDep;</text:p>
      <text:p text:style-name="P4"><text:tab/><text:tab/><text:tab/>return imposto &gt; 0 ? imposto : 0;</text:p>
      <text:p text:style-name="P4"><text:tab/><text:tab/>} else if (salario &lt;= 4463.81) {</text:p>
      <text:p text:style-name="P4"><text:tab/><text:tab/><text:tab/>imposto = (salario * 22.5 / 100 - 602.96) - reducaoDep;</text:p>
      <text:p text:style-name="P4"><text:tab/><text:tab/><text:tab/>return imposto &gt; 0 ? imposto : 0;</text:p>
      <text:p text:style-name="P4"><text:tab/><text:tab/>} else {</text:p>
      <text:p text:style-name="P4"><text:tab/><text:tab/><text:tab/>imposto = (salario * 27.5 / 100 - 826.15) - reducaoDep;</text:p>
      <text:p text:style-name="P4"><text:tab/><text:tab/><text:tab/>return imposto &gt; 0 ? imposto : 0;</text:p>
      <text:p text:style-name="P4"><text:tab/><text:tab/>}</text:p>
      <text:p text:style-name="P4"><text:tab/>}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editing-cycles>4</meta:editing-cycles>
    <meta:creation-date>2008-08-22T11:41:04</meta:creation-date>
    <dc:date>2021-10-26T21:21:13.500402368</dc:date>
    <meta:editing-duration>PT6M41S</meta:editing-duration>
    <meta:document-statistic meta:table-count="0" meta:image-count="0" meta:object-count="0" meta:page-count="3" meta:paragraph-count="119" meta:word-count="452" meta:character-count="3837" meta:non-whitespace-character-count="3192"/>
  </office:meta>
</office:document-meta>
</file>